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ce Sanz Pro" svg:font-family="'Souce Sanz Pro'"/>
    <style:font-face style:name="Helvetica Neue" svg:font-family="'Helvetica Neue'" style:font-pitch="variable"/>
    <style:font-face style:name="Liberation Sans1" svg:font-family="'Liberation Sans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3.506cm"/>
    </style:style>
    <style:style style:name="pr4" style:family="presentation" style:parent-style-name="alizarin-outline1">
      <style:graphic-properties fo:min-height="11.929cm"/>
    </style:style>
    <style:style style:name="pr5" style:family="presentation" style:parent-style-name="alizarin-title">
      <style:graphic-properties draw:auto-grow-height="true" fo:min-height="2.5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2.1000003814697pt" style:font-size-asian="22.1000003814697pt" style:font-size-complex="22.1000003814697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Helvetica Neue" fo:font-size="60pt" fo:letter-spacing="0.106cm" fo:font-weight="bold" style:font-size-asian="60pt" style:font-weight-asian="bold" style:font-size-complex="60pt" style:font-weight-complex="bold"/>
    </style:style>
    <style:style style:name="T3" style:family="text">
      <style:text-properties style:font-name="Souce Sanz Pro"/>
    </style:style>
    <style:style style:name="T4" style:family="text">
      <style:text-properties style:font-name="Souce Sanz Pro" fo:font-weight="normal" style:font-weight-asian="normal" style:font-weight-complex="normal"/>
    </style:style>
    <style:style style:name="T5" style:family="text">
      <style:text-properties style:text-position="33% 58%"/>
    </style:style>
    <style:style style:name="T6" style:family="text">
      <style:text-properties fo:font-size="22.1000003814697pt" style:font-size-asian="22.1000003814697pt" style:font-size-complex="22.1000003814697pt"/>
    </style:style>
    <style:style style:name="T7" style:family="text">
      <style:text-properties fo:font-size="19.2000007629395pt" style:font-size-asian="19.2000007629395pt" style:font-size-complex="19.2000007629395pt"/>
    </style:style>
    <style:style style:name="T8" style:family="text">
      <style:text-properties fo:font-size="18.6000003814697pt" style:font-size-asian="18.6000003814697pt" style:font-size-complex="18.6000003814697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19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 text:style-name="P1"><text:span text:style-name="T1">PROJECT RE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layer="layout" svg:width="25.199cm" svg:height="2.527cm" svg:x="1cm" svg:y="1.016cm" presentation:class="title" presentation:user-transformed="true">
          <draw:text-box>
            <text:p><text:span text:style-name="T2">User Stories</text:span></text:p>
          </draw:text-box>
        </draw:frame>
        <draw:frame presentation:style-name="pr4" draw:layer="layout" svg:width="25.5cm" svg:height="13cm" svg:x="1.17cm" svg:y="5.08cm" presentation:class="outline" presentation:user-transformed="true">
          <draw:text-box>
            <text:list text:style-name="L2">
              <text:list-item>
                <text:p text:style-name="P3"><text:span text:style-name="T3"><text:s/></text:span><text:span text:style-name="T4">Membuat sistem dengan ATMEGA8 sebagai kontroller </text:span><text:span text:style-name="T4">utama</text:span></text:p>
              </text:list-item>
              <text:list-item>
                <text:p text:style-name="P3"><text:span text:style-name="T4"><text:s/></text:span><text:span text:style-name="T4">Memiliki display LCD 16x2 dengan format yang </text:span><text:span text:style-name="T4">sudah ditentukan</text:span></text:p>
              </text:list-item>
              <text:list-item>
                <text:p text:style-name="P3"><text:span text:style-name="T4"><text:s/></text:span><text:span text:style-name="T4">Memiliki keypad (4x4) yang apabila ditekan akan </text:span><text:span text:style-name="T4">muncul tampilannya di LCD</text:span></text:p>
              </text:list-item>
              <text:list-item>
                <text:p text:style-name="P3"><text:span text:style-name="T4"><text:s/></text:span><text:span text:style-name="T4">Memiliki RTC yang ditampilkan di LCD yang akan </text:span><text:span text:style-name="T4">diperbarui setiap 1 detik</text:span></text:p>
              </text:list-item>
              <text:list-item>
                <text:p text:style-name="P3"><text:span text:style-name="T4"><text:s/></text:span><text:span text:style-name="T4">Memiliki sensor temperatur dan hasil pembacaan di </text:span><text:span text:style-name="T4">tampilkan pada LCD yang diperbarui setiap 200 ms</text:span></text:p>
              </text:list-item>
              <text:list-item>
                <text:p text:style-name="P3"><text:span text:style-name="T4"><text:s/></text:span><text:span text:style-name="T4">Dapat melakukan komunikasi serial dengan PC</text:span></text:p>
              </text:list-item>
              <text:list-item>
                <text:p text:style-name="P3"><text:span text:style-name="T4"><text:s/></text:span><text:span text:style-name="T4">Memiliki empat buah LED dengan fungsi sebagai </text:span><text:span text:style-name="T4">berikut:</text:span></text:p>
              </text:list-item>
            </text:list>
            <text:list text:style-name="L3">
              <text:list-item>
                <text:list>
                  <text:list-item>
                    <text:p>Merah : periodic blink (100ms ON – 100ms OFF – 100ms ON – 700ms OFF)</text:p>
                  </text:list-item>
                  <text:list-item>
                    <text:p>Biru : Indikasi sensor temperatur, bila temperatur lebih besar dari set point LED akan menyala</text:p>
                  </text:list-item>
                  <text:list-item>
                    <text:p>Kuning : Indikator komunikasi serial (Rx)</text:p>
                  </text:list-item>
                  <text:list-item>
                    <text:p>Hijau : Indikator komunikasi serial (T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3T3">
        <draw:frame presentation:style-name="pr5" draw:layer="layout" svg:width="26cm" svg:height="2.5cm" svg:x="1cm" svg:y="1cm" presentation:class="title">
          <draw:text-box>
            <text:p><text:span text:style-name="T2">Hardware Design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>AVR – ATMEGA8</text:p>
                <text:list>
                  <text:list-item>
                    <text:p>PORTB 0 ~ 5 : LCD</text:p>
                  </text:list-item>
                  <text:list-item>
                    <text:p>PORTB 6 : Red LED</text:p>
                  </text:list-item>
                  <text:list-item>
                    <text:p>PORTB 7 : Blue LED</text:p>
                  </text:list-item>
                  <text:list-item>
                    <text:p>PORTC 0 : ADC input</text:p>
                  </text:list-item>
                  <text:list-item>
                    <text:p>PORTC 1 &amp; 2 : Keypad</text:p>
                  </text:list-item>
                  <text:list-item>
                    <text:p>PORTC 3 : Yellow LED</text:p>
                  </text:list-item>
                  <text:list-item>
                    <text:p>PORTC 4 &amp; 5 : SDA &amp; SCL (TWI/I<text:span text:style-name="T5">2</text:span>C)</text:p>
                  </text:list-item>
                  <text:list-item>
                    <text:p>PORTC 6 : Green LED</text:p>
                  </text:list-item>
                  <text:list-item>
                    <text:p>PORTD 1 &amp; 2 : Rx &amp; Tx</text:p>
                  </text:list-item>
                  <text:list-item>
                    <text:p>PORTD 3 ~ 7 : Keypad</text:p>
                  </text:list-item>
                </text:list>
              </text:list-item>
              <text:list-item>
                <text:p>Keypad (4x4)</text:p>
                <text:list>
                  <text:list-item>
                    <text:p>Terhubung langsung dengan I/O AVR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12.443cm" svg:height="13cm" svg:x="14.066cm" svg:y="5.5cm" presentation:class="outline">
          <draw:text-box>
            <text:list text:style-name="L3">
              <text:list-item>
                <text:p><text:span text:style-name="T6">RTC – DS1307</text:span></text:p>
                <text:list>
                  <text:list-item>
                    <text:p><text:span text:style-name="T7">Terhubung dengan line SDA &amp; SCL pada AVR</text:span></text:p>
                  </text:list-item>
                </text:list>
              </text:list-item>
              <text:list-item>
                <text:p><text:span text:style-name="T6">Sensor Temperatur – LM35 </text:span></text:p>
                <text:list>
                  <text:list-item>
                    <text:p><text:span text:style-name="T7">Terhubung pada ADC input AVR</text:span></text:p>
                  </text:list-item>
                </text:list>
              </text:list-item>
              <text:list-item>
                <text:p><text:span text:style-name="T6">Komunikasi Serial RS-232</text:span></text:p>
                <text:list>
                  <text:list-item>
                    <text:p><text:span text:style-name="T8">Terhubung </text:span><text:span text:style-name="T9">dengan</text:span><text:span text:style-name="T8"> Rx &amp; Tx AVR</text:span></text:p>
                  </text:list-item>
                </text:list>
              </text:list-item>
              <text:list-item>
                <text:p><text:span text:style-name="T6">LCD – HD44780</text:span></text:p>
                <text:list>
                  <text:list-item>
                    <text:p><text:span text:style-name="T10">Terhubung langsung dengan I/O AVR</text:span></text:p>
                  </text:list-item>
                </text:list>
              </text:list-item>
              <text:list-item>
                <text:p><text:span text:style-name="T6">LED – RED, BLUE, GREEN, YELLOW</text:span></text:p>
                <text:list>
                  <text:list-item>
                    <text:p><text:span text:style-name="T10">Terhubung langsung dengan I/O AV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3" draw:layer="layout" svg:width="26cm" svg:height="2.5cm" svg:x="1cm" svg:y="1cm" presentation:class="title">
          <draw:text-box>
            <text:p><text:span text:style-name="T2">Software Desig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ahasa pemrograman C</text:p>
              </text:list-item>
              <text:list-item>
                <text:p>Struktur program: Superloop dengan Interrupt</text:p>
                <text:list>
                  <text:list-item>
                    <text:p>TIMER/COUNTER 1 digunakan dengan interrupt dan akan terjadi overflow tiap 100ms</text:p>
                  </text:list-item>
                  <text:list-item>
                    <text:p>I2C yang digunakan memiliki kecepatan 100kHz</text:p>
                  </text:list-item>
                  <text:list-item>
                    <text:p>Baudrate dari UART adalah 9600</text:p>
                  </text:list-item>
                  <text:list-item>
                    <text:p>LCD akan melakukan update setiap 1 detik</text:p>
                  </text:list-item>
                  <text:list-item>
                    <text:p>Keypad akan dibaca setiap saat namun tampilan akan update setiap 1 detik mengikuti RTC</text:p>
                  </text:list-item>
                  <text:list-item>
                    <text:p>RTC akan dibaca setiap 1 detik dan akan langsung di tampilkan pada LCD</text:p>
                  </text:list-item>
                  <text:list-item>
                    <text:p>Temperatur akan dibaca setiap 200ms dan tampilan akan update setiap 1 detik mengikuti RTC</text:p>
                  </text:list-item>
                  <text:list-item>
                    <text:p>Komunikasi serial akan dibaca setiap saat dengan batasan tiap paket data harus memiliki header dan footer yang telah ditentukan</text:p>
                  </text:list-item>
                </text:list>
              </text:list-item>
              <text:list-item>
                <text:p>Compiler: AVR-GCC 4.9.2</text:p>
              </text:list-item>
              <text:list-item>
                <text:p>Modul yang digunakan:</text:p>
                <text:list>
                  <text:list-item>
                    <text:p>HD44780 (oleh SA Development)</text:p>
                  </text:list-item>
                  <text:list-item>
                    <text:p>I2C (oleh Peter Fluer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3" draw:layer="layout" svg:width="26cm" svg:height="2.5cm" svg:x="1cm" svg:y="1cm" presentation:class="title">
          <draw:text-box>
            <text:p><text:span text:style-name="T2">Simulation</text:span>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ce Sanz Pro" svg:font-family="'Souce Sanz Pro'"/>
    <style:font-face style:name="Helvetica Neue" svg:font-family="'Helvetica Neue'" style:font-pitch="variable"/>
    <style:font-face style:name="Liberation Sans1" svg:font-family="'Liberation Sans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3T15:06:43.468600990</meta:creation-date>
    <dc:date>2016-12-13T18:56:52.363349848</dc:date>
    <meta:editing-duration>PT27M6S</meta:editing-duration>
    <meta:editing-cycles>7</meta:editing-cycles>
    <meta:generator>LibreOffice/5.1.4.2$Linux_X86_64 LibreOffice_project/10m0$Build-2</meta:generator>
    <meta:document-statistic meta:object-count="56"/>
  </office:meta>
</office:document-meta>
</file>